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erif" svg:font-family="DejaVu Serif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41in"/>
    </style:style>
    <style:style style:name="TC1" style:family="table-column">
      <style:table-column-properties style:column-width="0.01in"/>
    </style:style>
    <style:style style:name="TC2" style:family="table-column">
      <style:table-column-properties style:column-width="0.05in"/>
    </style:style>
    <style:style style:name="TC3" style:family="table-column">
      <style:table-column-properties style:column-width="0.62in"/>
    </style:style>
    <style:style style:name="TC4" style:family="table-column">
      <style:table-column-properties style:column-width="0.66in"/>
    </style:style>
    <style:style style:name="TC5" style:family="table-column">
      <style:table-column-properties style:column-width="0.34in"/>
    </style:style>
    <style:style style:name="TC6" style:family="table-column">
      <style:table-column-properties style:column-width="1.93in"/>
    </style:style>
    <style:style style:name="TC7" style:family="table-column">
      <style:table-column-properties style:column-width="0.54in"/>
    </style:style>
    <style:style style:name="TC8" style:family="table-column">
      <style:table-column-properties style:column-width="0.13in"/>
    </style:style>
    <style:style style:name="TC9" style:family="table-column">
      <style:table-column-properties style:column-width="0.29in"/>
    </style:style>
    <style:style style:name="TC10" style:family="table-column">
      <style:table-column-properties style:column-width="0.16in"/>
    </style:style>
    <style:style style:name="TC11" style:family="table-column">
      <style:table-column-properties style:column-width="0.15in"/>
    </style:style>
    <style:style style:name="TC12" style:family="table-column">
      <style:table-column-properties style:column-width="0.3in"/>
    </style:style>
    <style:style style:name="TC13" style:family="table-column">
      <style:table-column-properties style:column-width="0.26in"/>
    </style:style>
    <style:style style:name="TC14" style:family="table-column">
      <style:table-column-properties style:column-width="0.09in"/>
    </style:style>
    <style:style style:name="TC15" style:family="table-column">
      <style:table-column-properties style:column-width="0.02in"/>
    </style:style>
    <style:style style:name="TC16" style:family="table-column">
      <style:table-column-properties style:column-width="0.25in"/>
    </style:style>
    <style:style style:name="TC17" style:family="table-column">
      <style:table-column-properties style:column-width="0.08in"/>
    </style:style>
    <style:style style:name="TC18" style:family="table-column">
      <style:table-column-properties style:column-width="0.5in"/>
    </style:style>
    <style:style style:name="TC19" style:family="table-column">
      <style:table-column-properties style:column-width="0.52in"/>
    </style:style>
    <style:style style:name="TR0" style:family="table-row">
      <style:table-row-properties style:use-optimal-row-height="false" style:row-height="1.13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R1" style:family="table-row">
      <style:table-row-properties style:use-optimal-row-height="false" style:row-height="0.31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2" style:family="table-row">
      <style:table-row-properties style:use-optimal-row-height="false" style:row-height="0.27in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DejaVu Serif" fo:font-size="14.0pt" style:font-size-asian="14.0pt" style:font-size-complex="14.0pt">
</style:text-properties>
    </style:style>
    <style:style style:name="TR3" style:family="table-row">
      <style:table-row-properties style:use-optimal-row-height="false" style:row-height="0.06in"/>
    </style:style>
    <style:style style:name="T1" style:family="text">
      <style:text-properties style:font-name="DejaVu Serif" fo:font-size="13.0pt" style:font-size-asian="13.0pt" style:font-size-complex="13.0pt" fo:font-weight="bold">
</style:text-properties>
    </style:style>
    <style:style style:name="TR4" style:family="table-row">
      <style:table-row-properties style:use-optimal-row-height="false" style:row-height="0.23in"/>
    </style:style>
    <style:style style:name="T2" style:family="text">
      <style:text-properties style:font-name="DejaVu Serif" fo:font-size="14.0pt" style:font-size-asian="14.0pt" style:font-size-complex="14.0pt" fo:font-weight="bold">
</style:text-properties>
    </style:style>
    <style:style style:name="TR5" style:family="table-row">
      <style:table-row-properties style:use-optimal-row-height="false" style:row-height="0.04in"/>
    </style:style>
    <style:style style:name="TR6" style:family="table-row">
      <style:table-row-properties style:use-optimal-row-height="false" style:row-height="0.02in"/>
    </style:style>
    <style:style style:name="TR7" style:family="table-row">
      <style:table-row-properties style:use-optimal-row-height="false" style:row-height="0.09in"/>
    </style:style>
    <style:style style:name="T3" style:family="text">
      <style:text-properties style:font-name="DejaVu Serif" fo:font-size="10.0pt" style:font-size-asian="10.0pt" style:font-size-complex="10.0pt" fo:font-weight="bold">
</style:text-properties>
    </style:style>
    <style:style style:name="T4" style:family="text">
      <style:text-properties style:font-name="DejaVu Serif" fo:font-size="8.0pt" style:font-size-asian="8.0pt" style:font-size-complex="8.0pt">
</style:text-properties>
    </style:style>
    <style:style style:name="TR8" style:family="table-row">
      <style:table-row-properties style:use-optimal-row-height="false" style:row-height="0.18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5" style:family="text">
      <style:text-properties style:font-name="DejaVu Serif" fo:font-size="12.0pt" style:font-size-asian="12.0pt" style:font-size-complex="12.0pt" fo:font-weight="bold">
</style:text-properties>
    </style:style>
    <style:style style:name="TR9" style:family="table-row">
      <style:table-row-properties style:use-optimal-row-height="false" style:row-height="0.15in"/>
    </style:style>
    <style:style style:name="TR10" style:family="table-row">
      <style:table-row-properties style:use-optimal-row-height="false" style:row-height="0.11in"/>
    </style:style>
    <style:style style:name="TR11" style:family="table-row">
      <style:table-row-properties style:use-optimal-row-height="false" style:row-height="0.66in"/>
    </style:style>
    <style:style style:name="T6" style:family="text">
      <style:text-properties style:font-name="DejaVu Serif" fo:font-size="9.0pt" style:font-size-asian="9.0pt" style:font-size-complex="9.0pt">
</style:text-properties>
    </style:style>
    <style:style style:name="T7" style:family="text">
      <style:text-properties style:font-name="DejaVu Serif" fo:font-size="8.0pt" style:font-size-asian="8.0pt" style:font-size-complex="8.0pt" fo:font-weight="bold">
</style:text-properties>
    </style:style>
    <style:style style:name="TR12" style:family="table-row">
      <style:table-row-properties style:use-optimal-row-height="false" style:row-height="1.3in"/>
    </style:style>
    <style:style style:name="T8" style:family="text">
      <style:text-properties style:font-name="DejaVu Serif" fo:font-size="8.0pt" style:font-size-asian="8.0pt" style:font-size-complex="8.0pt" fo:font-weight="bold" style:text-underline-type="single">
</style:text-properties>
    </style:style>
    <style:style style:name="TR13" style:family="table-row">
      <style:table-row-properties style:use-optimal-row-height="false" style:row-height="1.34in"/>
    </style:style>
    <style:style style:name="T9" style:family="text">
      <style:text-properties style:font-name="DejaVu Serif" fo:font-size="10.0pt" style:font-size-asian="10.0pt" style:font-size-complex="10.0pt">
</style:text-properties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0" style:family="text">
      <style:text-properties style:font-name="DejaVu Serif" fo:font-size="7.0pt" style:font-size-asian="7.0pt" style:font-size-complex="7.0pt">
</style:text-properties>
    </style:style>
    <style:style style:name="T11" style:family="text">
      <style:text-properties style:font-name="DejaVu Serif" fo:font-size="9.0pt" style:font-size-asian="9.0pt" style:font-size-complex="9.0pt" fo:font-weight="bold">
</style:text-properties>
    </style:style>
    <style:style style:name="TR14" style:family="table-row">
      <style:table-row-properties style:use-optimal-row-height="false" style:row-height="0.12in"/>
    </style:style>
    <style:style style:name="TR15" style:family="table-row">
      <style:table-row-properties style:use-optimal-row-height="false" style:row-height="0.22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T12" style:family="text">
      <style:text-properties fo:color="#FF0000" style:font-name="DejaVu Serif" fo:font-size="9.0pt" style:font-size-asian="9.0pt" style:font-size-complex="9.0pt" fo:font-style="italic" fo:font-weight="bold" style:text-underline-type="single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1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1">
</table:table-column>
        <table:table-column table:style-name="TC1">
</table:table-column>
        <table:table-column table:style-name="TC1">
</table:table-column>
        <table:table-column table:style-name="TC5">
</table:table-column>
        <table:table-column table:style-name="TC6">
</table:table-column>
        <table:table-column table:style-name="TC1">
</table:table-column>
        <table:table-column table:style-name="TC1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13">
</table:table-column>
        <table:table-column table:style-name="TC14">
</table:table-column>
        <table:table-column table:style-name="TC9">
</table:table-column>
        <table:table-column table:style-name="TC15">
</table:table-column>
        <table:table-column table:style-name="TC16">
</table:table-column>
        <table:table-column table:style-name="TC11">
</table:table-column>
        <table:table-column table:style-name="TC17">
</table:table-column>
        <table:table-column table:style-name="TC17">
</table:table-column>
        <table:table-column table:style-name="TC1">
</table:table-column>
        <table:table-column table:style-name="TC15">
</table:table-column>
        <table:table-column table:style-name="TC11">
</table:table-column>
        <table:table-column table:style-name="TC18">
</table:table-column>
        <table:table-column table:style-name="TC1">
</table:table-column>
        <table:table-column table:style-name="TC15">
</table:table-column>
        <table:table-column table:style-name="TC19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8" table:number-rows-spanned="9">
            <text:p><text:bookmark text:name="JR_PAGE_ANCHOR_0_1"/><draw:frame text:anchor-type="paragraph" draw:style-name="G0" svg:x="0.0in" svg:y="0.0in" svg:width="2.65in" svg:height="1.8in"><draw:image xlink:href="Pictures/img_0_0_32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1" table:number-columns-spanned="4">
            <text:p text:style-name="P0"><text:span text:style-name="T0">RUC:</text:span></text:p>
          </table:table-cell>
          <table:covered-table-cell/>
          <table:covered-table-cell/>
          <table:covered-table-cell/>
          <table:table-cell table:style-name="C1" table:number-columns-spanned="15">
            <text:p text:style-name="P0"><text:span text:style-name="T0">176801271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1" table:number-columns-spanned="19">
            <text:p text:style-name="P0"><text:span text:style-name="T1">FACTUR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1" table:number-columns-spanned="2">
            <text:p text:style-name="P0"><text:span text:style-name="T1">No:</text:span></text:p>
          </table:table-cell>
          <table:covered-table-cell/>
          <table:table-cell table:style-name="C1" table:number-columns-spanned="17" table:number-rows-spanned="2">
            <text:p text:style-name="P0"><text:span text:style-name="T2">001-008-00000611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1" table:number-columns-spanned="18">
            <text:p text:style-name="P0"><text:span text:style-name="T2">NUMERO AUTORIZAC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1" table:number-columns-spanned="18">
            <text:p text:style-name="P0"><text:span text:style-name="T0">1606201509334217680127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8" table:number-rows-spanned="2">
            <text:p text:style-name="P0"><text:span text:style-name="T3">FECHA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10" table:number-rows-spanned="2">
            <text:p text:style-name="P0"><text:span text:style-name="T4">16/06/15 09:33 A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8" table:number-rows-spanned="2">
            <text:p text:style-name="P1"><text:span text:style-name="T5">HOSPITAL DE ESPECIALIDADES NO 1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9">
            <text:p text:style-name="P0"><text:span text:style-name="T1">CLAVE DE ACCES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9">
            <text:p text:style-name="P0"><text:span text:style-name="T6">160620150117680127100012001010000006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1" table:number-columns-spanned="6">
            <text:p text:style-name="P0"><text:span text:style-name="T7">DIRECCIÓN MATRIZ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5">
            <text:p text:style-name="P0"><text:span text:style-name="T4">QUESERAS DEL MEDIO S N Y AV GRAN COLOMBIA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1" table:number-columns-spanned="6">
            <text:p text:style-name="P0"><text:span text:style-name="T7">CONTRIBUYENTE ESPCIAL Nr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5">
            <text:p text:style-name="P0"><text:span text:style-name="T4">CONTRIBUYENTE_ESPECIAL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1" table:number-columns-spanned="6">
            <text:p text:style-name="P0"><text:span text:style-name="T7">OBLIGADO A  LLEVAR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5">
            <text:p text:style-name="P0"><text:span text:style-name="T4">SI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1" table:number-columns-spanned="6">
            <text:p text:style-name="P0"><text:span text:style-name="T7">RAZON SOCIAL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4">
            <text:p text:style-name="P0"><text:span text:style-name="T4">REAL ROMERO LUISA XIMENA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5">
            <text:p text:style-name="P0"><text:span text:style-name="T7">GUIA REMISION: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12">
            <text:p text:style-name="P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4">
            <text:p text:style-name="P0"><text:span text:style-name="T4">16/06/15 09:37 AM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6">
            <text:p text:style-name="P0"><text:span text:style-name="T7">IDENTIFICACION COMPRADO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1" table:number-columns-spanned="13">
            <text:p text:style-name="P0"><text:span text:style-name="T4">060336298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1" table:number-columns-spanned="6">
            <text:p text:style-name="P0"><text:span text:style-name="T7">CÓDIG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1" table:number-columns-spanned="4">
            <text:p text:style-name="P0"><text:span text:style-name="T7">DESCRIPCION</text:span></text:p>
          </table:table-cell>
          <table:covered-table-cell/>
          <table:covered-table-cell/>
          <table:covered-table-cell/>
          <table:table-cell table:style-name="C2" table:number-columns-spanned="3">
            <text:p text:style-name="P1"><text:span text:style-name="T8">CANTIDAD</text:span></text:p>
          </table:table-cell>
          <table:covered-table-cell/>
          <table:covered-table-cell/>
          <table:table-cell table:style-name="C2" table:number-columns-spanned="6">
            <text:p text:style-name="P1"><text:span text:style-name="T8">PRECIO UNITARI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2" table:number-columns-spanned="5">
            <text:p text:style-name="P1"><text:span text:style-name="T7">DESCUENTO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2" table:number-columns-spanned="4">
            <text:p text:style-name="P1"><text:span text:style-name="T8">SUBTOTAL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1" table:number-columns-spanned="6">
            <text:p text:style-name="P0"><text:span text:style-name="T4">X-1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4">
            <text:p text:style-name="P0"><text:span text:style-name="T4">SERVICIOS</text:span></text:p>
          </table:table-cell>
          <table:covered-table-cell/>
          <table:covered-table-cell/>
          <table:covered-table-cell/>
          <table:table-cell table:style-name="C2" table:number-columns-spanned="3">
            <text:p text:style-name="P1"><text:span text:style-name="T4">1</text:span></text:p>
          </table:table-cell>
          <table:covered-table-cell/>
          <table:covered-table-cell/>
          <table:table-cell table:style-name="C2" table:number-columns-spanned="6">
            <text:p text:style-name="P1"><text:span text:style-name="T4">13.2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2" table:number-columns-spanned="5">
            <text:p text:style-name="P1"><text:span text:style-name="T4">$ 6,85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2" table:number-columns-spanned="4">
            <text:p text:style-name="P1"><text:span text:style-name="T4">$ 6,38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1" table:number-columns-spanned="6">
            <text:p text:style-name="P0"><text:span text:style-name="T3">DIRECCION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1" table:number-columns-spanned="4">
            <text:p text:style-name="P0"><text:span text:style-name="T9">OLMEDO 22 Y AMSTERDAM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7">
            <text:p text:style-name="P0"><text:span text:style-name="T9">Total sindescuent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3" table:number-columns-spanned="4">
            <text:p text:style-name="P2"><text:span text:style-name="T10">13,23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 table:number-columns-spanned="6">
            <text:p text:style-name="P0"><text:span text:style-name="T3">TELEFON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4">
            <text:p text:style-name="P0"><text:span text:style-name="T9">032628035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7">
            <text:p text:style-name="P0"><text:span text:style-name="T9">Descuent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3" table:number-columns-spanned="4">
            <text:p text:style-name="P2"><text:span text:style-name="T10">$ 6,85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 table:number-columns-spanned="6">
            <text:p text:style-name="P0"><text:span text:style-name="T3">EMAIL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4">
            <text:p text:style-name="P0"><text:span text:style-name="T9">luisa_x_rr@hotmail.com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7">
            <text:p text:style-name="P0"><text:span text:style-name="T9">Subtotal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3" table:number-columns-spanned="4">
            <text:p text:style-name="P2"><text:span text:style-name="T10">$ 6,38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1" table:number-columns-spanned="6">
            <text:p text:style-name="P0"><text:span text:style-name="T3">HIST. CLINI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1" table:number-columns-spanned="4">
            <text:p text:style-name="P0"><text:span text:style-name="T9">488247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7">
            <text:p text:style-name="P0"><text:span text:style-name="T9">Tarifa IVA 0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3" table:number-columns-spanned="4">
            <text:p text:style-name="P2"><text:span text:style-name="T10">$ 6,38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1" table:number-columns-spanned="6">
            <text:p text:style-name="P0"><text:span text:style-name="T7">CAJ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1" table:number-columns-spanned="4">
            <text:p text:style-name="P0"><text:span text:style-name="T9">CE2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7">
            <text:p text:style-name="P0"><text:span text:style-name="T9">Tarifa IVA 12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3" table:number-columns-spanned="4">
            <text:p text:style-name="P2"><text:span text:style-name="T10">$ 0,00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 table:number-columns-spanned="6">
            <text:p text:style-name="P0"><text:span text:style-name="T3">REALIZADO_PO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4">
            <text:p text:style-name="P0"><text:span text:style-name="T9">VILLACRES MAYORGA FANNY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7">
            <text:p text:style-name="P0"><text:span text:style-name="T5">VALOR TOT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3" table:number-columns-spanned="6">
            <text:p text:style-name="P2"><text:span text:style-name="T11">$ 6,3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25">
            <text:p text:style-name="P1"><text:span text:style-name="T12">Nota: Este documento no tiene valor tributario ya que es un documento informa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